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0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2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3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4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6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1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2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3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4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5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6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7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80">2.7.0 :029 &gt; arr.map!{|a| a*=2}</text:p>
      <text:p text:style-name="P80"><text:s/>=&gt; [2, 4, 6] </text:p>
      <text:p text:style-name="P80"/>
      <text:p text:style-name="P80">2.7.0 :030 &gt; arr</text:p>
      <text:p text:style-name="P80"><text:s/>=&gt; [2, 4, 6] </text:p>
      <text:p text:style-name="P80"/>
      <text:p text:style-name="P80">2.7.0 :031 &gt; arr.map{|a| a*=3}</text:p>
      <text:p text:style-name="P80"><text:s/>=&gt; [6, 12, 18] </text:p>
      <text:p text:style-name="P80"/>
      <text:p text:style-name="P80">2.7.0 :032 &gt; arr</text:p>
      <text:p text:style-name="P80"><text:s/>=&gt; [2, 4, 6] </text:p>
      <text:p text:style-name="P80"/>
      <text:p text:style-name="P81">2.7.0 :033 &gt; x = 1</text:p>
      <text:p text:style-name="P81">2.7.0 :034 &gt; y = Array.try_convert(x)</text:p>
      <text:p text:style-name="P81">2.7.0 :035 &gt; puts y</text:p>
      <text:p text:style-name="P81"/>
      <text:p text:style-name="P81"><text:s/>=&gt; nil </text:p>
      <text:p text:style-name="P81"/>
      <text:p text:style-name="P81">2.7.0 :036 &gt; y = Array.try_convert([1,2,3])</text:p>
      <text:p text:style-name="P81">2.7.0 :037 &gt; puts y</text:p>
      <text:p text:style-name="P81">1</text:p>
      <text:p text:style-name="P81">2</text:p>
      <text:p text:style-name="P81">3</text:p>
      <text:p text:style-name="P81"><text:s/>=&gt; nil </text:p>
      <text:p text:style-name="P81"/>
      <text:p text:style-name="P82">2.7.0 :040 &gt; [1,2,3] * ','</text:p>
      <text:p text:style-name="P82"><text:s/>=&gt; "1,2,3" </text:p>
      <text:p text:style-name="P82"/>
      <text:p text:style-name="P82">2.7.0 :041 &gt; [1,2,3] * 'w'</text:p>
      <text:p text:style-name="P82"><text:s/>=&gt; "1w2w3" </text:p>
      <text:p text:style-name="P82"/>
      <text:p text:style-name="P82">2.7.0 :042 &gt; x * 3</text:p>
      <text:p text:style-name="P82"><text:s/>=&gt; 3 </text:p>
      <text:p text:style-name="P82"/>
      <text:p text:style-name="P82"><text:soft-page-break/>2.7.0 :043 &gt; [1,2,3] * 3</text:p>
      <text:p text:style-name="P82"><text:s/>=&gt; [1, 2, 3, 1, 2, 3, 1, 2, 3] </text:p>
      <text:p text:style-name="P82"/>
      <text:p text:style-name="P83">2.7.0 :046 &gt; a = [1,2,3]</text:p>
      <text:p text:style-name="P83">2.7.0 :047 &gt; b = [4,5,6]</text:p>
      <text:p text:style-name="P83"/>
      <text:p text:style-name="P83">2.7.0 :048 &gt; c = a+b</text:p>
      <text:p text:style-name="P83">2.7.0 :049 &gt; print c</text:p>
      <text:p text:style-name="P83">[1, 2, 3, 4, 5, 6] =&gt; nil </text:p>
      <text:p text:style-name="P83"/>
      <text:p text:style-name="P84">2.7.0 :057 &gt; a</text:p>
      <text:p text:style-name="P84"><text:s/>=&gt; [1, 2, 3, 7, 8, 9, 10] </text:p>
      <text:p text:style-name="P84"/>
      <text:p text:style-name="P84">2.7.0 :058 &gt; a.bsearch{|x| x&gt;=9}</text:p>
      <text:p text:style-name="P84"><text:s/>=&gt; 9 </text:p>
      <text:p text:style-name="P84"/>
      <text:p text:style-name="P84">2.7.0 :059 &gt; a.bsearch{|x| x&gt;9}</text:p>
      <text:p text:style-name="P85"><text:s/>=&gt; 10</text:p>
      <text:p text:style-name="P85"><text:s/></text:p>
      <text:p text:style-name="P86">2.7.0 :060 &gt; a.bsearch_index{|x| x&gt;9}</text:p>
      <text:p text:style-name="P86"><text:s/>=&gt; 6 </text:p>
      <text:p text:style-name="P86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0">2.7.0 :070 &gt; a.fetch(2)</text:p>
      <text:p text:style-name="P90"><text:s/>=&gt; 3 </text:p>
      <text:p text:style-name="P90"/>
      <text:p text:style-name="P90">2.7.0 :071 &gt; a.fetch(19){puts"out of bounds"}</text:p>
      <text:p text:style-name="P90">out of bounds</text:p>
      <text:p text:style-name="P90"><text:s/>=&gt; nil </text:p>
      <text:p text:style-name="P90"/>
      <text:p text:style-name="P91">2.7.0 :074 &gt; b.fill('x')</text:p>
      <text:p text:style-name="P91"><text:s/>=&gt; ["x", "x", "x", "x"] </text:p>
      <text:p text:style-name="P91"/>
      <text:p text:style-name="P91">2.7.0 :075 &gt; b.fill("y",2,2)</text:p>
      <text:p text:style-name="P91"><text:s/>=&gt; ["x", "x", "y", "y"] </text:p>
      <text:p text:style-name="P91"/>
      <text:p text:style-name="P91">2.7.0 :080 &gt; b.fill{|x| x*x }</text:p>
      <text:p text:style-name="P91"><text:s/>=&gt; [0, 1, 4, 9] </text:p>
      <text:p text:style-name="P91"/>
      <text:p text:style-name="P97">2.7.0 :082 &gt; a.index(9)</text:p>
      <text:p text:style-name="P92"><text:s/>=&gt; 5 </text:p>
      <text:p text:style-name="P92"/>
      <text:p text:style-name="P93">2.7.0 :086 &gt; a.to_s</text:p>
      <text:p text:style-name="P93"><text:soft-page-break/><text:s/>=&gt; "[1, 2, 3, 7, 8, 9, 10]" </text:p>
      <text:p text:style-name="P93"/>
      <text:p text:style-name="P94">2.7.0 :093 &gt; b.to_s</text:p>
      <text:p text:style-name="P94"><text:s/>=&gt; "[0, 1, 4, 9]" </text:p>
      <text:p text:style-name="P94"/>
      <text:p text:style-name="P95">2.7.0 :094 &gt; a.join("-")</text:p>
      <text:p text:style-name="P95"><text:s/>=&gt; "1-2-3-7-8-9-10" </text:p>
      <text:p text:style-name="P95"/>
      <text:p text:style-name="P95">2.7.0 :095 &gt; b.join("*")</text:p>
      <text:p text:style-name="P95"><text:s/>=&gt; "0*1*4*9" </text:p>
      <text:p text:style-name="P95"/>
      <text:p text:style-name="P96">2.7.0 :096 &gt; words = %w(this is it)</text:p>
      <text:p text:style-name="P96"/>
      <text:p text:style-name="P96">2.7.0 :097 &gt; words</text:p>
      <text:p text:style-name="P96"><text:s/>=&gt; ["this", "is", "it"] </text:p>
      <text:p text:style-name="P96"/>
      <text:p text:style-name="P96">2.7.0 :098 &gt; words[0]</text:p>
      <text:p text:style-name="P96"><text:s/>=&gt; "this" </text:p>
      <text:p text:style-name="P96"/>
      <text:p text:style-name="P96">2.7.0 :099 &gt; words[-1]</text:p>
      <text:p text:style-name="P96"><text:s/>=&gt; "it" </text:p>
      <text:p text:style-name="P96"/>
      <text:p text:style-name="P96"/>
      <text:p text:style-name="P93"/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6:56:23.576509966</dc:date>
    <meta:editing-duration>PT4H27M21S</meta:editing-duration>
    <meta:editing-cycles>89</meta:editing-cycles>
    <meta:document-statistic meta:table-count="0" meta:image-count="0" meta:object-count="0" meta:page-count="19" meta:paragraph-count="783" meta:word-count="3052" meta:character-count="14875" meta:non-whitespace-character-count="11806"/>
  </office:meta>
</office:document-meta>
</file>